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24-07-16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24-02-20 21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23-01-31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22-07-19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22-01-25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21-01-27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20-01-15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19-01-15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18-01-30 19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17-01-30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16-01-26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15-01-21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14-01-1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13-01-14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12-01-19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11-02-14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10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0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0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07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06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0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04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0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02-02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0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2000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99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98-0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97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96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95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94-03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92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9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87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8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85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84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83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82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81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7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78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76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75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74-02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73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73-02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71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69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69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8201055415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31" meta:object-count="0"/>
    <meta:user-defined meta:name="AppVersion">3.0</meta:user-defined>
  </office:meta>
</office:document-meta>
</file>